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Energy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ount Error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83.46" calcext:value-type="float">
            <text:p>83.46</text:p>
          </table:table-cell>
          <table:table-cell office:value-type="float" office:value="17.53" calcext:value-type="float">
            <text:p>17.53</text:p>
          </table:table-cell>
          <table:table-cell office:value-type="float" office:value="11887" calcext:value-type="float">
            <text:p>1188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6.18" calcext:value-type="float">
            <text:p>226.18</text:p>
          </table:table-cell>
          <table:table-cell office:value-type="float" office:value="661.7" calcext:value-type="float">
            <text:p>661.7</text:p>
          </table:table-cell>
          <table:table-cell office:value-type="float" office:value="51.94" calcext:value-type="float">
            <text:p>51.94</text:p>
          </table:table-cell>
          <table:table-cell office:value-type="float" office:value="243808" calcext:value-type="float">
            <text:p>243808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20.31" calcext:value-type="float">
            <text:p>120.31</text:p>
          </table:table-cell>
          <table:table-cell office:value-type="float" office:value="5.34" calcext:value-type="float">
            <text:p>5.34</text:p>
          </table:table-cell>
          <table:table-cell office:value-type="float" office:value="864" calcext:value-type="float">
            <text:p>8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.62" calcext:value-type="float">
            <text:p>86.62</text:p>
          </table:table-cell>
          <table:table-cell office:value-type="float" office:value="245.53" calcext:value-type="float">
            <text:p>245.53</text:p>
          </table:table-cell>
          <table:table-cell office:value-type="float" office:value="11.8" calcext:value-type="float">
            <text:p>11.8</text:p>
          </table:table-cell>
          <table:table-cell office:value-type="float" office:value="391" calcext:value-type="float">
            <text:p>3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344.89" calcext:value-type="float">
            <text:p>344.89</text:p>
          </table:table-cell>
          <table:table-cell office:value-type="float" office:value="28.08" calcext:value-type="float">
            <text:p>28.08</text:p>
          </table:table-cell>
          <table:table-cell office:value-type="float" office:value="3507" calcext:value-type="float">
            <text:p>35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84.88" calcext:value-type="float">
            <text:p>84.88</text:p>
          </table:table-cell>
          <table:table-cell office:value-type="float" office:value="18.62" calcext:value-type="float">
            <text:p>18.62</text:p>
          </table:table-cell>
          <table:table-cell office:value-type="float" office:value="19661" calcext:value-type="float">
            <text:p>1966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6.39" calcext:value-type="float">
            <text:p>176.39</text:p>
          </table:table-cell>
          <table:table-cell office:value-type="float" office:value="512.13" calcext:value-type="float">
            <text:p>512.13</text:p>
          </table:table-cell>
          <table:table-cell office:value-type="float" office:value="45.33" calcext:value-type="float">
            <text:p>45.33</text:p>
          </table:table-cell>
          <table:table-cell office:value-type="float" office:value="347868" calcext:value-type="float">
            <text:p>347868</text:p>
          </table:table-cell>
          <table:table-cell office:value-type="float" office:value="954" calcext:value-type="float">
            <text:p>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6:21:00.034510018</meta:creation-date>
    <dc:date>2025-02-04T16:37:39.020678882</dc:date>
    <meta:editing-duration>PT5M17S</meta:editing-duration>
    <meta:editing-cycles>1</meta:editing-cycles>
    <meta:document-statistic meta:table-count="1" meta:cell-count="40" meta:object-count="0"/>
    <meta:generator>LibreOffice/24.8.4.2$Linux_X86_64 LibreOffice_project/480$Build-2</meta:generator>
  </office:meta>
</office:document-meta>
</file>